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ggregation" style:family="table">
      <style:table-properties style:width="5.4354in" fo:margin-left="0.7938in" table:align="left"/>
    </style:style>
    <style:style style:name="Aggregation.A" style:family="table-column">
      <style:table-column-properties style:column-width="1.4396in"/>
    </style:style>
    <style:style style:name="Aggregation.B" style:family="table-column">
      <style:table-column-properties style:column-width="1.875in"/>
    </style:style>
    <style:style style:name="Aggregation.C" style:family="table-column">
      <style:table-column-properties style:column-width="2.1208in"/>
    </style:style>
    <style:style style:name="Aggregation.A1" style:family="table-cell">
      <style:table-cell-properties fo:padding="0.0382in" fo:border-left="0.05pt solid #000000" fo:border-right="none" fo:border-top="0.05pt solid #000000" fo:border-bottom="0.05pt solid #000000"/>
    </style:style>
    <style:style style:name="Aggregation.B1" style:family="table-cell">
      <style:table-cell-properties fo:padding="0.0382in" fo:border="0.05pt solid #000000"/>
    </style:style>
    <style:style style:name="Aggregation.B2" style:family="table-cell">
      <style:table-cell-properties fo:padding="0.0382in" fo:border-left="0.05pt solid #000000" fo:border-right="none" fo:border-top="none" fo:border-bottom="0.05pt solid #000000"/>
    </style:style>
    <style:style style:name="Aggregation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4354in" fo:margin-left="0.7938in" table:align="left"/>
    </style:style>
    <style:style style:name="Table1.A" style:family="table-column">
      <style:table-column-properties style:column-width="1.4396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2.12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4354in" fo:margin-left="0.7938in" table:align="left"/>
    </style:style>
    <style:style style:name="Table2.A" style:family="table-column">
      <style:table-column-properties style:column-width="1.4396in"/>
    </style:style>
    <style:style style:name="Table2.B" style:family="table-column">
      <style:table-column-properties style:column-width="1.875in"/>
    </style:style>
    <style:style style:name="Table2.C" style:family="table-column">
      <style:table-column-properties style:column-width="2.120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4354in" fo:margin-left="0.7938in" table:align="left"/>
    </style:style>
    <style:style style:name="Table3.A" style:family="table-column">
      <style:table-column-properties style:column-width="1.4396in"/>
    </style:style>
    <style:style style:name="Table3.B" style:family="table-column">
      <style:table-column-properties style:column-width="1.875in"/>
    </style:style>
    <style:style style:name="Table3.C" style:family="table-column">
      <style:table-column-properties style:column-width="2.120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691in" fo:margin-left="0.6049in" table:align="left"/>
    </style:style>
    <style:style style:name="Table4.A" style:family="table-column">
      <style:table-column-properties style:column-width="0.7292in"/>
    </style:style>
    <style:style style:name="Table4.B" style:family="table-column">
      <style:table-column-properties style:column-width="1.2118in"/>
    </style:style>
    <style:style style:name="Table4.C" style:family="table-column">
      <style:table-column-properties style:column-width="1.3069in"/>
    </style:style>
    <style:style style:name="Table4.D" style:family="table-column">
      <style:table-column-properties style:column-width="1.25in"/>
    </style:style>
    <style:style style:name="Table4.E" style:family="table-column">
      <style:table-column-properties style:column-width="1.193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f04a7"/>
    </style:style>
    <style:style style:name="P2" style:family="paragraph" style:parent-style-name="Table_20_Contents">
      <style:text-properties officeooo:paragraph-rsid="001f04a7"/>
    </style:style>
    <style:style style:name="P3" style:family="paragraph" style:parent-style-name="Table_20_Contents">
      <style:text-properties officeooo:rsid="001f04a7" officeooo:paragraph-rsid="001f04a7"/>
    </style:style>
    <style:style style:name="P4" style:family="paragraph" style:parent-style-name="Table_20_Contents">
      <style:text-properties officeooo:rsid="001f3b75" officeooo:paragraph-rsid="001f3b75"/>
    </style:style>
    <style:style style:name="T1" style:family="text">
      <style:text-properties officeooo:rsid="001f04a7"/>
    </style:style>
    <style:style style:name="T2" style:family="text">
      <style:text-properties officeooo:rsid="001f3b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tab/><text:tab/><text:span text:style-name="T1">Aggregation Table</text:span></text:p>
      <table:table table:name="Aggregation" table:style-name="Aggregation">
        <table:table-column table:style-name="Aggregation.A"/>
        <table:table-column table:style-name="Aggregation.B"/>
        <table:table-column table:style-name="Aggregation.C"/>
        <table:table-row>
          <table:table-cell table:style-name="Aggregation.A1" table:number-rows-spanned="2" office:value-type="string">
            <text:p text:style-name="P3"><text:s text:c="6"/></text:p>
            <text:p text:style-name="P3"><text:s text:c="7"/>RowKey</text:p>
          </table:table-cell>
          <table:table-cell table:style-name="Aggregation.B1" table:number-columns-spanned="2" office:value-type="string">
            <text:p text:style-name="Table_20_Contents"><text:s text:c="31"/><text:span text:style-name="T1">HColumn</text:span> <text:s text:c="2"/></text:p>
          </table:table-cell>
          <table:covered-table-cell/>
        </table:table-row>
        <table:table-row>
          <table:covered-table-cell/>
          <table:table-cell table:style-name="Aggregation.B2" office:value-type="string">
            <text:p text:style-name="Table_20_Contents"><text:s text:c="16"/><text:span text:style-name="T1">Key</text:span></text:p>
          </table:table-cell>
          <table:table-cell table:style-name="Aggregation.C2" office:value-type="string">
            <text:p text:style-name="Table_20_Contents"><text:s text:c="16"/><text:span text:style-name="T1">Value</text:span></text:p>
          </table:table-cell>
        </table:table-row>
        <table:table-row>
          <table:table-cell table:style-name="Aggregation.B2" office:value-type="string">
            <text:p text:style-name="Table_20_Contents"><text:s text:c="10"/><text:span text:style-name="T1">x1</text:span></text:p>
          </table:table-cell>
          <table:table-cell table:style-name="Aggregation.B2" office:value-type="string">
            <text:p text:style-name="Table_20_Contents"><text:s text:c="18"/><text:span text:style-name="T1">A</text:span></text:p>
          </table:table-cell>
          <table:table-cell table:style-name="Aggregation.C2" office:value-type="string">
            <text:p text:style-name="Table_20_Contents"><text:s text:c="19"/><text:span text:style-name="T1">10</text:span></text:p>
          </table:table-cell>
        </table:table-row>
        <table:table-row>
          <table:table-cell table:style-name="Aggregation.B2" office:value-type="string">
            <text:p text:style-name="Table_20_Contents"><text:s text:c="10"/><text:span text:style-name="T1">x2</text:span></text:p>
          </table:table-cell>
          <table:table-cell table:style-name="Aggregation.B2" office:value-type="string">
            <text:p text:style-name="Table_20_Contents"><text:s text:c="18"/><text:span text:style-name="T1">B</text:span></text:p>
          </table:table-cell>
          <table:table-cell table:style-name="Aggregation.C2" office:value-type="string">
            <text:p text:style-name="Table_20_Contents"><text:s text:c="19"/><text:span text:style-name="T1">20</text:span></text:p>
          </table:table-cell>
        </table:table-row>
      </table:table>
      <text:p text:style-name="Standard"><text:tab/></text:p>
      <text:p text:style-name="Standard"/>
      <text:p text:style-name="P1"><text:tab/><text:tab/><text:span text:style-name="T1">Aggregation Intermediate Table</text:span><text:tab/></text:p>
      <text:p text:style-name="P1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rows-spanned="2" office:value-type="string">
            <text:p text:style-name="P3"><text:s text:c="4"/></text:p>
            <text:p text:style-name="P3"><text:s text:c="4"/>RowKey</text:p>
          </table:table-cell>
          <table:table-cell table:style-name="Table1.B1" table:number-columns-spanned="2" office:value-type="string">
            <text:p text:style-name="P2"><text:s text:c="31"/><text:span text:style-name="T1">HColumn</text:span> <text:s text:c="2"/></text:p>
          </table:table-cell>
          <table:covered-table-cell/>
        </table:table-row>
        <table:table-row>
          <table:covered-table-cell/>
          <table:table-cell table:style-name="Table1.B2" office:value-type="string">
            <text:p text:style-name="P2"><text:s text:c="21"/><text:span text:style-name="T1">x1</text:span></text:p>
          </table:table-cell>
          <table:table-cell table:style-name="Table1.C2" office:value-type="string">
            <text:p text:style-name="P2"><text:s text:c="25"/><text:span text:style-name="T1">x2</text:span></text:p>
          </table:table-cell>
        </table:table-row>
        <table:table-row>
          <table:table-cell table:style-name="Table1.B2" office:value-type="string">
            <text:p text:style-name="P2"><text:s text:c="14"/><text:span text:style-name="T1">A</text:span></text:p>
          </table:table-cell>
          <table:table-cell table:style-name="Table1.B2" office:value-type="string">
            <text:p text:style-name="P2"><text:s text:c="18"/><text:span text:style-name="T1">x1,10</text:span>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B2" office:value-type="string">
            <text:p text:style-name="P2"><text:s text:c="14"/><text:span text:style-name="T1">B</text:span>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P2"><text:s text:c="23"/><text:span text:style-name="T1">x2,10</text:span></text:p>
          </table:table-cell>
        </table:table-row>
      </table:table>
      <text:p text:style-name="P1"/>
      <text:p text:style-name="P1"><text:tab/><text:tab/><text:tab/></text:p>
      <text:p text:style-name="P1"><text:tab/><text:tab/> <text:s text:c="20"/><text:span text:style-name="T1">Fig(a): Creation of Intermediate table from a single base table</text:span></text:p>
      <text:p text:style-name="P1"/>
      <text:p text:style-name="P1"/>
      <text:p text:style-name="P1"><text:tab/><text:tab/><text:span text:style-name="T1">Join and Aggregation Table A</text:span><text:tab/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rows-spanned="2" office:value-type="string">
            <text:p text:style-name="P3"><text:s text:c="6"/></text:p>
            <text:p text:style-name="P3"><text:s text:c="7"/>RowKey</text:p>
          </table:table-cell>
          <table:table-cell table:style-name="Table2.B1" table:number-columns-spanned="2" office:value-type="string">
            <text:p text:style-name="P2"><text:s text:c="31"/><text:span text:style-name="T1">HColumnA</text:span> <text:s text:c="2"/></text:p>
          </table:table-cell>
          <table:covered-table-cell/>
        </table:table-row>
        <table:table-row>
          <table:covered-table-cell/>
          <table:table-cell table:style-name="Table2.B2" office:value-type="string">
            <text:p text:style-name="P2"><text:s text:c="16"/><text:span text:style-name="T1">Key</text:span></text:p>
          </table:table-cell>
          <table:table-cell table:style-name="Table2.C2" office:value-type="string">
            <text:p text:style-name="P2"><text:s text:c="16"/><text:span text:style-name="T1">Value</text:span></text:p>
          </table:table-cell>
        </table:table-row>
        <table:table-row>
          <table:table-cell table:style-name="Table2.B2" office:value-type="string">
            <text:p text:style-name="P2"><text:s text:c="10"/><text:span text:style-name="T1">x1</text:span></text:p>
          </table:table-cell>
          <table:table-cell table:style-name="Table2.B2" office:value-type="string">
            <text:p text:style-name="P2"><text:s text:c="18"/><text:span text:style-name="T1">A</text:span></text:p>
          </table:table-cell>
          <table:table-cell table:style-name="Table2.C2" office:value-type="string">
            <text:p text:style-name="P2"><text:s text:c="19"/><text:span text:style-name="T1">10</text:span></text:p>
          </table:table-cell>
        </table:table-row>
        <table:table-row>
          <table:table-cell table:style-name="Table2.B2" office:value-type="string">
            <text:p text:style-name="P2"><text:s text:c="10"/><text:span text:style-name="T1">x2</text:span></text:p>
          </table:table-cell>
          <table:table-cell table:style-name="Table2.B2" office:value-type="string">
            <text:p text:style-name="P2"><text:s text:c="18"/><text:span text:style-name="T1">B</text:span></text:p>
          </table:table-cell>
          <table:table-cell table:style-name="Table2.C2" office:value-type="string">
            <text:p text:style-name="P2"><text:s text:c="19"/><text:span text:style-name="T1">20</text:span></text:p>
          </table:table-cell>
        </table:table-row>
      </table:table>
      <text:p text:style-name="P1"/>
      <text:p text:style-name="P1"><text:tab/><text:tab/><text:span text:style-name="T1">Join and Aggregation Table B</text:span>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3"><text:s text:c="6"/></text:p>
            <text:p text:style-name="P3"><text:s text:c="7"/>RowKey</text:p>
          </table:table-cell>
          <table:table-cell table:style-name="Table3.B1" table:number-columns-spanned="2" office:value-type="string">
            <text:p text:style-name="P2"><text:s text:c="31"/><text:span text:style-name="T1">HColumnB</text:span> <text:s text:c="2"/></text:p>
          </table:table-cell>
          <table:covered-table-cell/>
        </table:table-row>
        <table:table-row>
          <table:covered-table-cell/>
          <table:table-cell table:style-name="Table3.B2" office:value-type="string">
            <text:p text:style-name="P2"><text:s text:c="16"/><text:span text:style-name="T1">Key</text:span></text:p>
          </table:table-cell>
          <table:table-cell table:style-name="Table3.C2" office:value-type="string">
            <text:p text:style-name="P2"><text:s text:c="16"/><text:span text:style-name="T1">Value</text:span></text:p>
          </table:table-cell>
        </table:table-row>
        <table:table-row>
          <table:table-cell table:style-name="Table3.B2" office:value-type="string">
            <text:p text:style-name="P2"><text:s text:c="10"/><text:span text:style-name="T1">y1</text:span></text:p>
          </table:table-cell>
          <table:table-cell table:style-name="Table3.B2" office:value-type="string">
            <text:p text:style-name="P2"><text:s text:c="18"/><text:span text:style-name="T1">A</text:span></text:p>
          </table:table-cell>
          <table:table-cell table:style-name="Table3.C2" office:value-type="string">
            <text:p text:style-name="P2"><text:s text:c="19"/><text:span text:style-name="T1">10</text:span></text:p>
          </table:table-cell>
        </table:table-row>
        <table:table-row>
          <table:table-cell table:style-name="Table3.B2" office:value-type="string">
            <text:p text:style-name="P2"><text:s text:c="10"/><text:span text:style-name="T1">y2</text:span></text:p>
          </table:table-cell>
          <table:table-cell table:style-name="Table3.B2" office:value-type="string">
            <text:p text:style-name="P2"><text:s text:c="18"/><text:span text:style-name="T2">C</text:span></text:p>
          </table:table-cell>
          <table:table-cell table:style-name="Table3.C2" office:value-type="string">
            <text:p text:style-name="P2"><text:s text:c="19"/><text:span text:style-name="T1">20</text:span></text:p>
          </table:table-cell>
        </table:table-row>
      </table:table>
      <text:p text:style-name="P1"/>
      <text:p text:style-name="P1"/>
      <text:p text:style-name="P1"><text:tab/><text:tab/><text:span text:style-name="T1">Join and Aggregation Intermediate Table</text:span>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table:number-rows-spanned="2" office:value-type="string">
            <text:p text:style-name="P4"/>
            <text:p text:style-name="P4">RowKey</text:p>
          </table:table-cell>
          <table:table-cell table:style-name="Table4.A1" table:number-columns-spanned="2" office:value-type="string">
            <text:p text:style-name="Table_20_Contents"><text:s text:c="16"/><text:span text:style-name="T2">HColumnA</text:span></text:p>
          </table:table-cell>
          <table:covered-table-cell/>
          <table:table-cell table:style-name="Table4.D1" table:number-columns-spanned="2" office:value-type="string">
            <text:p text:style-name="Table_20_Contents"><text:s text:c="20"/><text:span text:style-name="T2">HColumnB</text:span>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Table_20_Contents"><text:s text:c="11"/><text:span text:style-name="T2">x1</text:span></text:p>
          </table:table-cell>
          <table:table-cell table:style-name="Table4.B2" office:value-type="string">
            <text:p text:style-name="Table_20_Contents"><text:s text:c="13"/><text:span text:style-name="T2">x2</text:span></text:p>
          </table:table-cell>
          <table:table-cell table:style-name="Table4.B2" office:value-type="string">
            <text:p text:style-name="Table_20_Contents"><text:s text:c="12"/><text:span text:style-name="T2">y1</text:span></text:p>
          </table:table-cell>
          <table:table-cell table:style-name="Table4.E2" office:value-type="string">
            <text:p text:style-name="P4"><text:s text:c="10"/>y2</text:p>
          </table:table-cell>
        </table:table-row>
        <table:table-row>
          <table:table-cell table:style-name="Table4.B2" office:value-type="string">
            <text:p text:style-name="Table_20_Contents"><text:s text:c="5"/><text:span text:style-name="T2">A</text:span></text:p>
          </table:table-cell>
          <table:table-cell table:style-name="Table4.B2" office:value-type="string">
            <text:p text:style-name="Table_20_Contents"><text:s text:c="10"/><text:span text:style-name="T2">x1,10</text:span></text:p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><text:s text:c="11"/><text:span text:style-name="T2">y1,10</text:span></text:p>
          </table:table-cell>
          <table:table-cell table:style-name="Table4.E2" office:value-type="string">
            <text:p text:style-name="Table_20_Contents"/>
          </table:table-cell>
        </table:table-row>
        <table:table-row>
          <table:table-cell table:style-name="Table4.B2" office:value-type="string">
            <text:p text:style-name="P4"><text:s text:c="5"/>B</text:p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><text:s text:c="12"/><text:span text:style-name="T2">x2,20</text:span></text:p>
          </table:table-cell>
          <table:table-cell table:style-name="Table4.B2" office:value-type="string">
            <text:p text:style-name="Table_20_Contents"/>
          </table:table-cell>
          <table:table-cell table:style-name="Table4.E2" office:value-type="string">
            <text:p text:style-name="Table_20_Contents"/>
          </table:table-cell>
        </table:table-row>
        <table:table-row>
          <table:table-cell table:style-name="Table4.B2" office:value-type="string">
            <text:p text:style-name="P4"><text:s text:c="5"/>C</text:p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E2" office:value-type="string">
            <text:p text:style-name="Table_20_Contents"><text:s text:c="10"/><text:span text:style-name="T2">y2,20</text:span></text:p>
          </table:table-cell>
        </table:table-row>
      </table:table>
      <text:p text:style-name="P1"/>
      <text:p text:style-name="P1"><text:s text:c="35"/><text:span text:style-name="T2">Fig(b) : Creation of Intermediate table from two base tabl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10:02:33.242451545</meta:creation-date>
    <dc:date>2016-07-25T10:18:25.599847290</dc:date>
    <meta:editing-duration>PT5M</meta:editing-duration>
    <meta:editing-cycles>2</meta:editing-cycles>
    <meta:generator>LibreOffice/5.1.4.2$Linux_X86_64 LibreOffice_project/10m0$Build-2</meta:generator>
    <meta:document-statistic meta:table-count="5" meta:image-count="0" meta:object-count="0" meta:page-count="1" meta:paragraph-count="66" meta:word-count="92" meta:character-count="1333" meta:non-whitespace-character-count="409"/>
  </office:meta>
</office:document-meta>
</file>